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text-properties fo:language="fr" fo:country="FR" officeooo:rsid="0026ef09" officeooo:paragraph-rsid="0026ef09"/>
    </style:style>
    <style:style style:name="P7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8" style:family="paragraph" style:parent-style-name="Standard" style:list-style-name="L1">
      <style:text-properties fo:language="fr" fo:country="FR" officeooo:rsid="001fca4f" officeooo:paragraph-rsid="001fca4f"/>
    </style:style>
    <style:style style:name="P9" style:family="paragraph" style:parent-style-name="Standard" style:list-style-name="L1">
      <style:text-properties fo:language="fr" fo:country="FR" officeooo:rsid="0020c0ac" officeooo:paragraph-rsid="0020c0ac"/>
    </style:style>
    <style:style style:name="P10" style:family="paragraph" style:parent-style-name="Standard">
      <style:text-properties fo:language="fr" fo:country="FR" officeooo:rsid="0026ef09" officeooo:paragraph-rsid="0026ef09"/>
    </style:style>
    <style:style style:name="P11" style:family="paragraph" style:parent-style-name="Standard">
      <style:text-properties fo:language="fr" fo:country="FR" officeooo:rsid="0029c4c3" officeooo:paragraph-rsid="0029c4c3"/>
    </style:style>
    <style:style style:name="P12" style:family="paragraph" style:parent-style-name="Standard">
      <style:text-properties fo:language="fr" fo:country="FR" officeooo:rsid="002baf5f" officeooo:paragraph-rsid="002baf5f"/>
    </style:style>
    <style:style style:name="T1" style:family="text">
      <style:text-properties officeooo:rsid="0028a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2364182434826278263" text:style-name="L1">
        <text:list-item>
          <text:p text:style-name="P8">analyser les capteurs</text:p>
        </text:list-item>
        <text:list-item>
          <text:p text:style-name="P8">se documenter pour le moteur</text:p>
        </text:list-item>
        <text:list-item>
          <text:p text:style-name="P9">réfléchir au cdcf</text:p>
        </text:list-item>
      </text:list>
      <text:p text:style-name="P5"/>
      <text:p text:style-name="P6">12/02/2016 : mise en place de la structure de base du programme</text:p>
      <text:p text:style-name="P6"><text:tab/><text:tab/>établissement du CDCF</text:p>
      <text:p text:style-name="P6"><text:tab/><text:tab/>Répartition des tâches</text:p>
      <text:p text:style-name="P6"><text:tab/><text:tab/>Capteurs okay</text:p>
      <text:p text:style-name="P6"/>
      <text:p text:style-name="P6">19/02/2016 : <text:span text:style-name="T1">mise en place d'une tactique qui permet d'ouvrir les pinces au début de la partie et les fermer lors de la détection d'un palet. </text:span></text:p>
      <text:p text:style-name="P6"/>
      <text:p text:style-name="P11">Tactic pinces ok</text:p>
      <text:p text:style-name="P11">Tactic suiveur de ligne commencé </text:p>
      <text:p text:style-name="P11"/>
      <text:p text:style-name="P11"/>
      <text:p text:style-name="P11">Objectifs : EE : suiveur de ligne : faire avancer le robot plus vite (mais pas trop pour qu'il puisse s'arrêter)</text:p>
      <text:p text:style-name="P11">Ajouter un argument GAUCHE/DROITE</text:p>
      <text:p text:style-name="P11"/>
      <text:p text:style-name="P11">Younes : Tactic relâcher le palet</text:p>
      <text:p text:style-name="P11"/>
      <text:p text:style-name="P12">Timothée : commencer code GPS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2-19T18:29:37.818242000</dc:date>
    <meta:editing-duration>PT1H13M28S</meta:editing-duration>
    <meta:editing-cycles>9</meta:editing-cycles>
    <meta:generator>LibreOffice/5.0.2.2$MacOSX_X86_64 LibreOffice_project/ab9e2a14cfa5edd30bd74f156cfba09bfd5be3a0</meta:generator>
    <meta:document-statistic meta:table-count="0" meta:image-count="0" meta:object-count="0" meta:page-count="1" meta:paragraph-count="20" meta:word-count="147" meta:character-count="866" meta:non-whitespace-character-count="729"/>
  </office:meta>
</office:document-meta>
</file>